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9fc" officeooo:paragraph-rsid="001d49fc"/>
    </style:style>
    <style:style style:name="P2" style:family="paragraph" style:parent-style-name="Standard" style:list-style-name="L1">
      <style:text-properties officeooo:rsid="001d49fc" officeooo:paragraph-rsid="001d49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/text:p>
      <text:list text:style-name="L1">
        <text:list-item>
          <text:p text:style-name="P2">Hibernate es un framework de Java, que permite simplificar el proceso de comunicacion con una base de dato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08:14:56.815690075</meta:creation-date>
    <dc:date>2022-11-08T20:56:35.126017761</dc:date>
    <meta:editing-duration>PT12H41M38S</meta:editing-duration>
    <meta:editing-cycles>1</meta:editing-cycles>
    <meta:document-statistic meta:table-count="0" meta:image-count="0" meta:object-count="0" meta:page-count="1" meta:paragraph-count="2" meta:word-count="20" meta:character-count="113" meta:non-whitespace-character-count="96"/>
    <meta:generator>LibreOffice/7.4.0.3$Linux_X86_64 LibreOffice_project/f85e47c08ddd19c015c0114a68350214f7066f5a</meta:generator>
  </office:meta>
</office:document-meta>
</file>